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ObservationDispatcher.addDispatcher( ObservationDispatcher disp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ObservationDispatcher.removeDispatcher( ObservationDispatcher disp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ObservationDispatcher.dispatchEvents( EventStateCollection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ObservationDispatcher.createEventStateCollection( SessionImpl session , Path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ObservationDispatcher.prepareDeleted( EventStateCollection events , ChangeLog 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gatingObservationDispatcher.prepareEvents( EventStateCollection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gatingObservationDispatcher.dispatch( List eventList , SessionImpl session , Path path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